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LoRa_RevB-91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Default"/>
        <table:table-column table:style-name="co5" table:default-cell-style-name="Default"/>
        <table:table-column table:style-name="co6" table:number-columns-repeated="1017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F-SHIELD-20X15X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IELD1</text:p>
          </table:table-cell>
          <table:table-cell table:style-name="ce2" office:value-type="string" calcext:value-type="string">
            <text:p>Shield162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СЪЕДИНИТЕЛ U.FL за GSM антена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T_ANT1</text:p>
          </table:table-cell>
          <table:table-cell table:style-name="ce2" office:value-type="string" calcext:value-type="string">
            <text:p>U.FL-R-SMT-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603 22 UF 6.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ИНД 0402 6.2 nH ±0.3n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5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РЕЗОНАТОР КВАРЦ SMD2016 32.000 Mhz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SMD2016_4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SMD ИС SX1276IMLTR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QFN-28_EP_6x6_Pitch0.65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/>SMD ИНД 0402 10 nH LQP15MN10NG02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4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6.8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3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ИНД 0402 33 nH ±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L_0402_5MIL_DW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MD КОНД 0402 47 PF C0G 5% 50VDC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7,C8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C4,C5,C6,C20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2.2 PF C0G +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.8 PF +-0.2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3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1.2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4.7 PF C0G 50VDC +/-0.1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MD КОНД 0402 33 PF +-0.25 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КОНД 0402 15 PF NP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ГПП LoRa_RevB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5:23:42.407863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5:24:04.055159334</dc:date>
    <meta:editing-duration>PT16M58S</meta:editing-duration>
    <meta:editing-cycles>5</meta:editing-cycles>
    <meta:generator>LibreOffice/6.0.7.3$Linux_X86_64 LibreOffice_project/00m0$Build-3</meta:generator>
    <meta:document-statistic meta:table-count="1" meta:cell-count="74" meta:object-count="0"/>
  </office:meta>
</office:document-meta>
</file>